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-complex="David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3" style:family="paragraph" style:parent-style-name="Standard">
      <style:paragraph-properties fo:text-align="center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6">500</text:p>
          </table:table-cell>
          <table:table-cell table:style-name="Table1.A1" office:value-type="string">
            <text:p text:style-name="P2">מס' הוראה</text:p>
            <text:p text:style-name="P6">503</text:p>
          </table:table-cell>
          <table:table-cell table:style-name="Table1.A1" office:value-type="string">
            <text:p text:style-name="P2">שם ההוראה</text:p>
            <text:p text:style-name="P6">הכנת תיק שטח</text:p>
          </table:table-cell>
          <table:table-cell table:style-name="Table1.A1" office:value-type="string">
            <text:p text:style-name="P2">תחולה</text:p>
            <text:p text:style-name="P6">דצמבר 93</text:p>
          </table:table-cell>
          <table:table-cell table:style-name="Table1.A1" office:value-type="string">
            <text:p text:style-name="P2">עדכון</text:p>
            <text:p text:style-name="P6">נובמבר</text:p>
            <text:p text:style-name="P6">2009</text:p>
          </table:table-cell>
          <table:table-cell table:style-name="Table1.F1" office:value-type="string">
            <text:p text:style-name="P2">עמוד 7</text:p>
            <text:p text:style-name="P6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8">נתונים עיקריים לשלבים הראשונים לטיפול באירוע</text:p>
      <text:p text:style-name="P1"><text:span text:style-name="T1">תיק <text:s/></text:span><text:span text:style-name="T5">80178</text:span></text:p>
      <text:p text:style-name="P9"/>
      <text:p text:style-name="P1"><draw:line text:anchor-type="char" draw:z-index="0" draw:style-name="gr1" draw:text-style-name="P16" svg:x1="1.1429in" svg:y1="0.1555in" svg:x2="5.7681in" svg:y2="0.1555in"><text:p/></draw:line><text:span text:style-name="T1">שם העסק/מבנה</text:span><text:span text:style-name="T2"> <text:s text:c="2"/></text:span><text:span text:style-name="T3"><text:s/>ביה"ח אסותא ראשון</text:span></text:p>
      <text:p text:style-name="P6"/>
      <text:p text:style-name="P1"><text:span text:style-name="T1">כתובת</text:span><text:span text:style-name="T2"> </text:span><text:span text:style-name="T1"><text:s text:c="2"/></text:span><text:span text:style-name="T3">לזרוב 14 ראשל"צ </text:span></text:p>
      <text:p text:style-name="P5"><draw:line text:anchor-type="char" draw:z-index="1" draw:style-name="gr1" draw:text-style-name="P16" svg:x1="0.3929in" svg:y1="0.0307in" svg:x2="5.7681in" svg:y2="0.0307in"><text:p/></draw:line></text:p>
      <text:p text:style-name="P1"><text:span text:style-name="T1">טלפון</text:span><text:span text:style-name="T3"> <text:s text:c="11"/>7643333 <text:s text:c="132"/></text:span></text:p>
      <text:p text:style-name="P10"><draw:line text:anchor-type="char" draw:z-index="2" draw:style-name="gr1" draw:text-style-name="P16" svg:x1="5.7681in" svg:y1="0.072in" svg:x2="0.5181in" svg:y2="0.072in"><text:p/></draw:line></text:p>
      <text:p text:style-name="P1"><text:span text:style-name="T1">המפתחות נמצאים</text:span><text:span text:style-name="T3"> <text:s text:c="5"/>מקום מאויש 24 שעות</text:span></text:p>
      <text:p text:style-name="P5"><draw:line text:anchor-type="char" draw:z-index="3" draw:style-name="gr1" draw:text-style-name="P16" svg:x1="5.7681in" svg:y1="0.0307in" svg:x2="1.1429in" svg:y2="0.0307in"><text:p/></draw:line></text:p>
      <text:p text:style-name="P1"><text:span text:style-name="T1">מיקום מפסק זרם ראשי</text:span><text:span text:style-name="T3"> <text:s text:c="4"/>בקרקע, ליד דלת כניסה ראשית לוח פיקוד <text:s text:c="135"/></text:span></text:p>
      <text:p text:style-name="P5"><draw:line text:anchor-type="char" draw:z-index="4" draw:style-name="gr1" draw:text-style-name="P16" svg:x1="5.7681in" svg:y1="0.0583in" svg:x2="1.5181in" svg:y2="0.0583in"><text:p/></draw:line></text:p>
      <text:p text:style-name="P1"><text:span text:style-name="T1">גנרטור: </text:span><text:span text:style-name="T3">קיים. <text:s/>לא לצרכי כיבוי אש , נמצא על גג המבנה. </text:span></text:p>
      <text:p text:style-name="P2"/>
      <text:p text:style-name="P1"><text:span text:style-name="T1">מיקום ברזי כיבוי עיקריים "3</text:span><text:span text:style-name="T3"> <text:s text:c="2"/>מסביב למבנה ובחזית הבניין <text:s text:c="97"/></text:span></text:p>
      <text:p text:style-name="P11"/>
      <text:p text:style-name="P10"><draw:line text:anchor-type="char" draw:z-index="5" draw:style-name="gr1" draw:text-style-name="P16" svg:x1="5.7681in" svg:y1="0.072in" svg:x2="1.7681in" svg:y2="0.072in"><text:p/></draw:line></text:p>
      <text:p text:style-name="P6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שם העובד</text:p>
          </table:table-cell>
          <table:table-cell table:style-name="Table2.A1" office:value-type="string">
            <text:p text:style-name="P11">תפקיד</text:p>
          </table:table-cell>
          <table:table-cell table:style-name="Table2.A1" office:value-type="string">
            <text:p text:style-name="P11">טל' בבית</text:p>
          </table:table-cell>
          <table:table-cell table:style-name="Table2.A1" office:value-type="string">
            <text:p text:style-name="P11">נייד</text:p>
          </table:table-cell>
          <table:table-cell table:style-name="Table2.E1" office:value-type="string">
            <text:p text:style-name="P11">כתובת</text:p>
          </table:table-cell>
        </table:table-row>
        <table:table-row table:style-name="Table2.1">
          <table:table-cell table:style-name="Table2.A1" office:value-type="string">
            <text:p text:style-name="P11">איזי בן עזרא </text:p>
          </table:table-cell>
          <table:table-cell table:style-name="Table2.A1" office:value-type="string">
            <text:p text:style-name="P11">מנהל אדמיניסטרטבי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052-8302065</text:p>
          </table:table-cell>
          <table:table-cell table:style-name="Table2.E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יואלי כהן</text:p>
          </table:table-cell>
          <table:table-cell table:style-name="Table2.A1" office:value-type="string">
            <text:p text:style-name="P11">מנהל אחזקה 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050-6430261</text:p>
          </table:table-cell>
          <table:table-cell table:style-name="Table2.E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חמי שמיר</text:p>
          </table:table-cell>
          <table:table-cell table:style-name="Table2.A1" office:value-type="string">
            <text:p text:style-name="P11">ראש אגף תפעול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052-8302011</text:p>
          </table:table-cell>
          <table:table-cell table:style-name="Table2.E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11">חגי ליכט</text:p>
          </table:table-cell>
          <table:table-cell table:style-name="Table2.A1" office:value-type="string">
            <text:p text:style-name="P11">ממונה בטיחות</text:p>
          </table:table-cell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">050-4504669</text:p>
          </table:table-cell>
          <table:table-cell table:style-name="Table2.E1" office:value-type="string">
            <text:p text:style-name="P12"/>
          </table:table-cell>
        </table:table-row>
      </table:table>
      <text:p text:style-name="P4"/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**חדר חשמל <text:s/>ראשי בקומת קרקע סמוך ליציאת חרום לחצר בצד המערבי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</table:table-row>
      </table:table>
      <text:p text:style-name="P11"><text:s text:c="3"/></text:p>
      <text:p text:style-name="P1"><text:span text:style-name="T3"><text:s text:c="157"/></text:span><text:span text:style-name="T7"><text:s text:c="205"/></text:span><text:span text:style-name="T3"><text:s text:c="160"/></text:span></text:p>
      <text:p text:style-name="P6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3">שם החומר</text:p>
          </table:table-cell>
          <table:table-cell table:style-name="Table4.A1" office:value-type="string">
            <text:p text:style-name="P13">מס' או"מ</text:p>
          </table:table-cell>
          <table:table-cell table:style-name="Table4.A1" office:value-type="string">
            <text:p text:style-name="P13">שם החומר</text:p>
          </table:table-cell>
          <table:table-cell table:style-name="Table4.A1" office:value-type="string">
            <text:p text:style-name="P13">מס' או"מ</text:p>
          </table:table-cell>
          <table:table-cell table:style-name="Table4.E1" office:value-type="string">
            <text:p text:style-name="P13">מיקום</text:p>
          </table:table-cell>
        </table:table-row>
        <table:table-row table:style-name="Table4.1">
          <table:table-cell table:style-name="Table4.A1" office:value-type="string">
            <text:p text:style-name="P1"><text:span text:style-name="T3">חמצן גיבוי2</text:span><text:span text:style-name="T3">O</text:span><text:span text:style-name="T3">(גלילים</text:span></text:p>
          </table:table-cell>
          <table:table-cell table:style-name="Table4.A1" office:value-type="string">
            <text:p text:style-name="P11">1072</text:p>
          </table:table-cell>
          <table:table-cell table:style-name="Table4.A1" office:value-type="string">
            <text:p text:style-name="P1"><text:span text:style-name="T3">חמצן 2</text:span><text:span text:style-name="T3">O</text:span></text:p>
          </table:table-cell>
          <table:table-cell table:style-name="Table4.A1" office:value-type="string">
            <text:p text:style-name="P11">1072</text:p>
          </table:table-cell>
          <table:table-cell table:style-name="Table4.E1" office:value-type="string">
            <text:p text:style-name="P11">כל החומרים מאוחסנים בתוך מתקן איחסון</text:p>
          </table:table-cell>
        </table:table-row>
        <table:table-row table:style-name="Table4.1">
          <table:table-cell table:style-name="Table4.A1" office:value-type="string">
            <text:p text:style-name="P11">חנקן נוזלי</text:p>
          </table:table-cell>
          <table:table-cell table:style-name="Table4.A1" office:value-type="string">
            <text:p text:style-name="P11">1977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E1" office:value-type="string">
            <text:p text:style-name="P11">בחצר אחורית של</text:p>
          </table:table-cell>
        </table:table-row>
        <table:table-row table:style-name="Table4.1">
          <table:table-cell table:style-name="Table4.A1" office:value-type="string">
            <text:p text:style-name="P1"><text:span text:style-name="T3">דו תחמוצת הפחמן 2</text:span><text:span text:style-name="T3">CO</text:span></text:p>
          </table:table-cell>
          <table:table-cell table:style-name="Table4.A1" office:value-type="string">
            <text:p text:style-name="P11">1013 (גלילים)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E1" office:value-type="string">
            <text:p text:style-name="P11">המבנה</text:p>
          </table:table-cell>
        </table:table-row>
        <table:table-row table:style-name="Table4.1">
          <table:table-cell table:style-name="Table4.A1" office:value-type="string">
            <text:p text:style-name="P1"><text:span text:style-name="T3">נייטרוס אוקסיד </text:span><text:span text:style-name="T3">O</text:span><text:span text:style-name="T3">2 </text:span><text:span text:style-name="T3">N</text:span></text:p>
          </table:table-cell>
          <table:table-cell table:style-name="Table4.A1" office:value-type="string">
            <text:p text:style-name="P11">1070 (גלילים)</text:p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E1" office:value-type="string">
            <text:p text:style-name="P12"/>
          </table:table-cell>
        </table:table-row>
      </table:table>
      <text:p text:style-name="P4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* חדרי ניתוח מהווים אגף אש נפרד</text:p>
          </table:table-cell>
        </table:table-row>
        <table:table-row table:style-name="Table5.1">
          <table:table-cell table:style-name="Table5.A1" office:value-type="string">
            <text:p text:style-name="P11">* מע' ספרינקלרים בכל המבנה כולל בתוך חדרי ניתוח.</text:p>
          </table:table-cell>
        </table:table-row>
        <text:soft-page-break/>
        <table:table-row table:style-name="Table5.1">
          <table:table-cell table:style-name="Table5.A1" office:value-type="string">
            <text:p text:style-name="P11">* חדר חשמל ראשי בקרקע בצד הצפ'-מז' סמוך ליציאה לחצר . </text:p>
          </table:table-cell>
        </table:table-row>
        <table:table-row table:style-name="Table5.1">
          <table:table-cell table:style-name="Table5.A1" office:value-type="string">
            <text:p text:style-name="P11">* חדר משאבות כיבוי אש בחצר אחורית בסמוך ליציאה בצד הצפ'-מז' משאבה חשמלי ת וג'ק</text:p>
          </table:table-cell>
        </table:table-row>
        <table:table-row table:style-name="Table5.1">
          <table:table-cell table:style-name="Table5.A1" office:value-type="string">
            <text:p text:style-name="P1"><text:span text:style-name="T3">* קומת קרקע: משרדים,מח' דיאליזה,מכון <text:s/></text:span><text:span text:style-name="T3">CT</text:span><text:span text:style-name="T3"> חדר חשמל אשי,חדר שאבת כיבוי אש (בחצר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3">* קומה 1 : חדרי ניתוח וחדרי התאוששות, חדר תקשורת </text:span><text:span text:style-name="T3">UPS</text:span><text:span text:style-name="T3"> , מזגנים. </text:span></text:p>
          </table:table-cell>
        </table:table-row>
        <table:table-row table:style-name="Table5.1">
          <table:table-cell table:style-name="Table5.A1" office:value-type="string">
            <text:p text:style-name="P11">* קומה 2: <text:s/>חדר ניתו ומרפאות ,הנהלה .</text:p>
          </table:table-cell>
        </table:table-row>
        <table:table-row table:style-name="Table5.1">
          <table:table-cell table:style-name="Table5.A1" office:value-type="string">
            <text:p text:style-name="P11">* קומה 3 מחלקות אישפוז </text:p>
          </table:table-cell>
        </table:table-row>
        <table:table-row table:style-name="Table5.1">
          <table:table-cell table:style-name="Table5.A1" office:value-type="string">
            <text:p text:style-name="P11">* קומת גג : גנרטור </text:p>
          </table:table-cell>
        </table:table-row>
      </table:table>
      <text:p text:style-name="P4"/>
      <text:p text:style-name="P4"/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7-01T22:19:00</meta:creation-date>
    <dc:creator>yoman</dc:creator>
    <dc:date>2013-07-01T22:19:00</dc:date>
    <meta:print-date>2012-01-05T14:00:00</meta:print-date>
    <meta:editing-cycles>2</meta:editing-cycles>
    <meta:editing-duration>PT8M</meta:editing-duration>
    <meta:document-statistic meta:table-count="6" meta:image-count="0" meta:object-count="0" meta:page-count="2" meta:paragraph-count="76" meta:word-count="312" meta:character-count="2320"/>
    <meta:generator>OpenOffice/4.0.1$Win32 OpenOffice.org_project/401m5$Build-9714</meta:generator>
  </office:meta>
</office:document-meta>
</file>